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5.175cm" fo:min-width="4.163cm" fo:padding-top="0.143cm" fo:padding-bottom="0.143cm" fo:padding-left="0.268cm" fo:padding-right="0.268cm"/>
    </style:style>
    <style:style style:name="gr2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1.423cm" fo:padding-top="0.143cm" fo:padding-bottom="0.143cm" fo:padding-left="0.268cm" fo:padding-right="0.268cm"/>
    </style:style>
    <style:style style:name="gr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807cm" fo:min-width="2.214cm" fo:padding-top="0.178cm" fo:padding-bottom="0.178cm" fo:padding-left="0.303cm" fo:padding-right="0.303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028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85cm" fo:min-width="3.201cm" fo:padding-top="0.143cm" fo:padding-bottom="0.143cm" fo:padding-left="0.268cm" fo:padding-right="0.268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647cm" fo:padding-top="0.142cm" fo:padding-bottom="0.142cm" fo:padding-left="0.267cm" fo:padding-right="0.267cm"/>
    </style:style>
    <style:style style:name="gr7" style:family="graphic" style:parent-style-name="standard">
      <style:graphic-properties draw:stroke="solid" draw:stroke-dash="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1.565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59cm" fo:min-width="2.028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9cm" fo:min-width="0.673cm" fo:padding-top="0.142cm" fo:padding-bottom="0.142cm" fo:padding-left="0.267cm" fo:padding-right="0.267cm" draw:shadow="hidden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1.058cm" fo:min-width="3.074cm" fo:padding-top="0.143cm" fo:padding-bottom="0.143cm" fo:padding-left="0.268cm" fo:padding-right="0.268cm"/>
    </style:style>
    <style:style style:name="gr12" style:family="graphic" style:parent-style-name="standard">
      <style:graphic-properties svg:stroke-width="0.035cm" svg:stroke-color="#ffffff" draw:marker-start-width="0.252cm" draw:marker-end-width="0.252cm" svg:stroke-opacity="0%" draw:fill-color="#ffffff" draw:opacity="0%" draw:opacity-name="" draw:textarea-horizontal-align="justify" draw:textarea-vertical-align="middle" draw:auto-grow-height="false" fo:min-height="0.478cm" fo:min-width="0.101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Fine_20_Dashed" svg:stroke-color="#333333" draw:textarea-vertical-align="middle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32cm" fo:min-width="2.198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05cm" fo:min-width="0.339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  <style:text-properties fo:font-size="10.8000001907349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use-window-font-color="true" fo:font-size="10.8000001907349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-color="#ffffff" draw:opacity="0%"/>
      <style:paragraph-properties fo:text-align="center"/>
      <style:text-properties fo:font-size="10pt" style:text-underline-style="solid" style:text-underline-width="auto" style:text-underline-color="font-color"/>
    </style:style>
    <style:style style:name="T1" style:family="text">
      <style:text-properties fo:font-size="10pt"/>
    </style:style>
    <style:style style:name="T2" style:family="text">
      <style:text-properties style:use-window-font-color="true" fo:font-size="10pt" style:font-size-asian="10pt" style:font-size-complex="10pt"/>
    </style:style>
    <style:style style:name="T3" style:family="text">
      <style:text-properties fo:font-size="10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custom-shape draw:style-name="gr1" draw:text-style-name="P1" draw:layer="layout" svg:width="4.699cm" svg:height="5.461cm" svg:x="1.53cm" svg:y="13.068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cm" svg:y="14.59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16cm" svg:y="14.592cm">
            <text:p text:style-name="P2"><text:span text:style-name="T1">Column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16cm" svg:y="13.329cm">
            <text:p text:style-name="P2"><text:span text:style-name="T1">Beam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cm" svg:y="13.329cm">
            <text:p text:style-name="P2"><text:span text:style-name="T1">Footing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8cm" svg:y="15.88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4cm" svg:y="15.889cm">
            <text:p text:style-name="P2"><text:span text:style-name="T1">Wall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9cm" svg:y="15.889cm">
            <text:p text:style-name="P2"><text:span text:style-name="T1">Slab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5cm" svg:y="15.889cm">
            <text:p text:style-name="P2"><text:span text:style-name="T1">Roof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1.738cm" svg:y="17.206cm">
            <text:p text:style-name="P2"><text:span text:style-name="T1">Stair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2" draw:text-style-name="P1" draw:layer="layout" svg:width="1.959cm" svg:height="1.136cm" svg:x="4.024cm" svg:y="17.206cm">
            <text:p text:style-name="P2"><text:span text:style-name="T1">Ramp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3" draw:text-style-name="P1" xml:id="id10" draw:id="id10" draw:layer="layout" svg:width="2.82cm" svg:height="1.163cm" svg:x="2.389cm" svg:y="2.535cm">
          <text:p text:style-name="P2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4" draw:text-style-name="P1" xml:id="id13" draw:id="id13" draw:layer="layout" svg:width="2.562cm" svg:height="1.016cm" svg:x="6.199cm" svg:y="8.845cm">
          <text:p text:style-name="P2"><text:span text:style-name="T1">Diamet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3.737cm" svg:height="1.136cm" svg:x="9.896cm" svg:y="7.252cm">
          <text:p text:style-name="P2"><text:span text:style-name="T1">D &gt; 600mm to </text:span></text:p>
          <text:p text:style-name="P2"><text:span text:style-name="T1">D&lt; 15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xml:id="id6" draw:id="id6" draw:layer="layout" svg:width="2.181cm" svg:height="1.143cm" svg:x="6.299cm" svg:y="2.535cm">
          <text:p text:style-name="P2"><text:span text:style-name="T1">Membe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7" draw:id="id7" draw:layer="layout" svg:width="2.099cm" svg:height="1.143cm" svg:x="9.496cm" svg:y="2.535cm">
          <text:p text:style-name="P2"><text:span text:style-name="T1">Syste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1" xml:id="id8" draw:id="id8" draw:layer="layout" svg:width="2.181cm" svg:height="1.143cm" svg:x="13.052cm" svg:y="2.535cm">
          <text:p text:style-name="P2"><text:span text:style-name="T1">Property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9" draw:id="id9" draw:layer="layout" svg:width="2.099cm" svg:height="1.143cm" svg:x="16.323cm" svg:y="2.535cm">
          <text:p text:style-name="P2"><text:span text:style-name="T1">Sanitary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8" draw:text-style-name="P1" xml:id="id11" draw:id="id11" draw:layer="layout" svg:width="2.562cm" svg:height="1.143cm" svg:x="6.299cm" svg:y="4.913cm">
          <text:p text:style-name="P2"><text:span text:style-name="T1">ifcDescription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12" draw:id="id12" draw:layer="layout" svg:width="2.099cm" svg:height="1.143cm" svg:x="10.049cm" svg:y="4.121cm">
          <text:p text:style-name="P2"><text:span text:style-name="T1">Pumping</text:span></text:p>
          <text:p text:style-name="P2"><text:span text:style-name="T1"><text:s/></text:span><text:span text:style-name="T1">Main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4" draw:id="id4" draw:layer="layout" svg:width="2.413cm" svg:height="2.005cm" svg:x="15.18cm" svg:y="13.923cm">
          <text:p text:style-name="P2"><text:span text:style-name="T2">Distance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2" draw:id="id2" draw:layer="layout" svg:width="2.413cm" svg:height="2.005cm" svg:x="7.134cm" svg:y="14.792cm">
          <text:p text:style-name="P2"><text:span text:style-name="T2">Get Projection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draw:type="line" svg:x1="6.23cm" svg:y1="15.798cm" svg:x2="7.134cm" svg:y2="15.795cm" draw:start-shape="id1" draw:start-glue-point="1" draw:end-shape="id2" draw:end-glue-point="5" svg:d="M6230 15798l904-3" svg:viewBox="0 0 905 4">
          <text:p/>
        </draw:connector>
        <draw:custom-shape draw:style-name="gr11" draw:text-style-name="P1" xml:id="id5" draw:id="id5" draw:layer="layout" svg:width="3.61cm" svg:height="1.344cm" svg:x="10.382cm" svg:y="13.376cm">
          <text:p text:style-name="P5"><text:span text:style-name="T1">Pipe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xml:id="id3" draw:id="id3" draw:layer="layout" svg:width="3.61cm" svg:height="1.344cm" svg:x="10.382cm" svg:y="15.176cm">
          <text:p text:style-name="P2"><text:span text:style-name="T1">Bldg Projection</text:span></text:p>
          <text:p text:style-name="P2"><text:span text:style-name="T1">(0 elevation)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4" draw:layer="layout" draw:type="line" svg:x1="9.547cm" svg:y1="15.795cm" svg:x2="10.382cm" svg:y2="15.848cm" draw:start-shape="id2" draw:start-glue-point="7" draw:end-shape="id3" draw:end-glue-point="3" svg:d="M9547 15795l835 53" svg:viewBox="0 0 836 54">
          <text:p/>
        </draw:connector>
        <draw:connector draw:style-name="gr10" draw:text-style-name="P4" draw:layer="layout" draw:type="line" svg:x1="13.992cm" svg:y1="15.848cm" svg:x2="15.18cm" svg:y2="14.926cm" draw:start-shape="id3" draw:start-glue-point="1" draw:end-shape="id4" draw:end-glue-point="5" svg:d="M13992 15848l1188-922" svg:viewBox="0 0 1189 923">
          <text:p/>
        </draw:connector>
        <draw:connector draw:style-name="gr10" draw:text-style-name="P4" draw:layer="layout" draw:type="line" svg:x1="13.992cm" svg:y1="14.048cm" svg:x2="15.18cm" svg:y2="14.926cm" draw:start-shape="id5" draw:start-glue-point="1" draw:end-shape="id4" draw:end-glue-point="5" svg:d="M13992 14048l1188 878" svg:viewBox="0 0 1189 879">
          <text:p/>
        </draw:connector>
        <draw:connector draw:style-name="gr10" draw:text-style-name="P4" draw:layer="layout" draw:type="line" svg:x1="8.481cm" svg:y1="3.107cm" svg:x2="9.497cm" svg:y2="3.106cm" draw:start-shape="id6" draw:start-glue-point="6" draw:end-shape="id7" draw:end-glue-point="3" svg:d="M8481 3107l1016-1" svg:viewBox="0 0 1017 2">
          <text:p/>
        </draw:connector>
        <draw:connector draw:style-name="gr10" draw:text-style-name="P4" draw:layer="layout" draw:type="line" svg:x1="11.596cm" svg:y1="3.106cm" svg:x2="13.053cm" svg:y2="3.107cm" draw:start-shape="id7" draw:start-glue-point="1" draw:end-shape="id8" draw:end-glue-point="10" svg:d="M11596 3106l1457 1" svg:viewBox="0 0 1458 2">
          <text:p/>
        </draw:connector>
        <draw:connector draw:style-name="gr10" draw:text-style-name="P4" draw:layer="layout" draw:type="line" svg:x1="15.234cm" svg:y1="3.107cm" svg:x2="16.324cm" svg:y2="3.106cm" draw:start-shape="id8" draw:start-glue-point="6" draw:end-shape="id9" draw:end-glue-point="3" svg:d="M15234 3107l1090-1" svg:viewBox="0 0 1091 2">
          <text:p/>
        </draw:connector>
        <draw:connector draw:style-name="gr10" draw:text-style-name="P4" draw:layer="layout" draw:type="line" svg:x1="3.799cm" svg:y1="3.698cm" svg:x2="6.299cm" svg:y2="5.485cm" draw:start-shape="id10" draw:start-glue-point="2" draw:end-shape="id11" draw:end-glue-point="10" svg:d="M3799 3698l2500 1787" svg:viewBox="0 0 2501 1788">
          <text:p/>
        </draw:connector>
        <draw:connector draw:style-name="gr10" draw:text-style-name="P4" draw:layer="layout" draw:type="line" svg:x1="8.861cm" svg:y1="5.485cm" svg:x2="10.05cm" svg:y2="4.692cm" draw:start-shape="id11" draw:start-glue-point="6" draw:end-shape="id12" draw:end-glue-point="3" svg:d="M8861 5485l1189-793" svg:viewBox="0 0 1190 794">
          <text:p/>
        </draw:connector>
        <draw:connector draw:style-name="gr10" draw:text-style-name="P4" draw:layer="layout" draw:type="line" svg:x1="8.761cm" svg:y1="9.353cm" svg:x2="9.897cm" svg:y2="7.82cm" draw:start-shape="id13" draw:start-glue-point="6" draw:end-shape="id14" draw:end-glue-point="3" svg:d="M8761 9353l1136-1533" svg:viewBox="0 0 1137 1534">
          <text:p/>
        </draw:connector>
        <draw:custom-shape draw:style-name="gr11" draw:text-style-name="P1" xml:id="id16" draw:id="id16" draw:layer="layout" svg:width="3.61cm" svg:height="1.344cm" svg:x="19.282cm" svg:y="13.576cm">
          <text:p text:style-name="P2"><text:span text:style-name="T1">D&gt;=3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xml:id="id15" draw:id="id15" draw:layer="layout" svg:width="3.61cm" svg:height="1.344cm" svg:x="19.282cm" svg:y="11.976cm">
          <text:p text:style-name="P2"><text:span text:style-name="T1">D&gt;=25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1" xml:id="id17" draw:id="id17" draw:layer="layout" svg:width="3.61cm" svg:height="1.344cm" svg:x="19.282cm" svg:y="15.276cm">
          <text:p text:style-name="P2"><text:span text:style-name="T1">D&gt;=4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4" draw:layer="layout" draw:type="line" svg:x1="17.593cm" svg:y1="14.926cm" svg:x2="19.282cm" svg:y2="12.648cm" draw:start-shape="id4" draw:start-glue-point="7" draw:end-shape="id15" svg:d="M17593 14926l1689-2278" svg:viewBox="0 0 1690 2279">
          <text:p/>
        </draw:connector>
        <draw:connector draw:style-name="gr10" draw:text-style-name="P4" draw:layer="layout" draw:type="line" svg:x1="17.593cm" svg:y1="14.926cm" svg:x2="19.282cm" svg:y2="14.248cm" draw:start-shape="id4" draw:start-glue-point="7" draw:end-shape="id16" draw:end-glue-point="3" svg:d="M17593 14926l1689-678" svg:viewBox="0 0 1690 679">
          <text:p/>
        </draw:connector>
        <draw:connector draw:style-name="gr10" draw:text-style-name="P4" draw:layer="layout" draw:type="line" svg:x1="17.593cm" svg:y1="14.926cm" svg:x2="19.282cm" svg:y2="15.948cm" draw:start-shape="id4" draw:start-glue-point="7" draw:end-shape="id17" draw:end-glue-point="3" svg:d="M17593 14926l1689 1022" svg:viewBox="0 0 1690 1023">
          <text:p/>
        </draw:connector>
        <draw:custom-shape draw:style-name="gr7" draw:text-style-name="P1" xml:id="id18" draw:id="id18" draw:layer="layout" svg:width="2.099cm" svg:height="1.143cm" svg:x="10.023cm" svg:y="5.675cm">
          <text:p text:style-name="P2"><text:span text:style-name="T1">DTS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4" draw:layer="layout" draw:type="line" svg:x1="8.861cm" svg:y1="5.485cm" svg:x2="10.024cm" svg:y2="6.246cm" draw:start-shape="id11" draw:start-glue-point="6" draw:end-shape="id18" draw:end-glue-point="3" svg:d="M8861 5485l1163 761" svg:viewBox="0 0 1164 762">
          <text:p/>
        </draw:connector>
        <draw:custom-shape draw:style-name="gr12" draw:text-style-name="P6" draw:layer="layout" svg:width="0.635cm" svg:height="0.762cm" svg:x="9.227cm" svg:y="5.137cm">
          <text:p text:style-name="P2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4" draw:layer="layout" draw:type="line" svg:x1="5.209cm" svg:y1="3.116cm" svg:x2="6.3cm" svg:y2="3.107cm" draw:start-shape="id10" draw:start-glue-point="1" draw:end-shape="id6" draw:end-glue-point="10" svg:d="M5209 3116l1091-9" svg:viewBox="0 0 1092 10">
          <text:p/>
        </draw:connector>
        <draw:custom-shape draw:style-name="gr5" draw:text-style-name="P1" xml:id="id19" draw:id="id19" draw:layer="layout" svg:width="3.737cm" svg:height="1.136cm" svg:x="9.897cm" svg:y="8.752cm">
          <text:p text:style-name="P2"><text:span text:style-name="T1">D &gt; 1500mm to </text:span></text:p>
          <text:p text:style-name="P2"><text:span text:style-name="T1">D&lt; 25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5" draw:text-style-name="P1" xml:id="id20" draw:id="id20" draw:layer="layout" svg:width="3.737cm" svg:height="1.136cm" svg:x="9.898cm" svg:y="10.252cm">
          <text:p text:style-name="P2"><text:span text:style-name="T1">D &gt; 25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4" draw:layer="layout" draw:type="line" svg:x1="8.761cm" svg:y1="9.353cm" svg:x2="9.898cm" svg:y2="9.32cm" draw:start-shape="id13" draw:start-glue-point="6" draw:end-shape="id19" draw:end-glue-point="3" svg:d="M8761 9353l1137-33" svg:viewBox="0 0 1138 34">
          <text:p/>
        </draw:connector>
        <draw:connector draw:style-name="gr10" draw:text-style-name="P4" draw:layer="layout" draw:type="line" svg:x1="8.761cm" svg:y1="9.353cm" svg:x2="9.899cm" svg:y2="10.82cm" draw:start-shape="id13" draw:start-glue-point="6" draw:end-shape="id20" draw:end-glue-point="3" svg:d="M8761 9353l1138 1467" svg:viewBox="0 0 1139 1468">
          <text:p/>
        </draw:connector>
        <draw:custom-shape draw:style-name="gr12" draw:text-style-name="P6" draw:layer="layout" svg:width="0.635cm" svg:height="0.762cm" svg:x="9.228cm" svg:y="8.537cm">
          <text:p text:style-name="P2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2" draw:text-style-name="P6" draw:layer="layout" svg:width="0.635cm" svg:height="0.762cm" svg:x="9.228cm" svg:y="9.337cm">
          <text:p text:style-name="P2"><text:span text:style-name="T3">OR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3" draw:text-style-name="P1" xml:id="id21" draw:id="id21" draw:layer="layout" svg:width="2.82cm" svg:height="1.163cm" svg:x="2.389cm" svg:y="11.035cm">
          <text:p text:style-name="P2"><text:span text:style-name="T1">Pipe Segmen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9" draw:text-style-name="P3" xml:id="id22" draw:id="id22" draw:layer="layout" svg:width="2.413cm" svg:height="2.005cm" svg:x="6.134cm" svg:y="10.592cm">
          <text:p text:style-name="P2"><text:span text:style-name="T2">Get Projection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4" draw:layer="layout" draw:type="line" svg:x1="5.209cm" svg:y1="11.616cm" svg:x2="6.134cm" svg:y2="11.595cm" draw:start-shape="id21" draw:start-glue-point="1" draw:end-shape="id22" draw:end-glue-point="5" svg:d="M5209 11616l925-21" svg:viewBox="0 0 926 22">
          <text:p/>
        </draw:connector>
        <draw:connector draw:style-name="gr10" draw:text-style-name="P4" draw:layer="layout" svg:x1="8.547cm" svg:y1="11.595cm" svg:x2="10.382cm" svg:y2="14.048cm" draw:start-shape="id22" draw:start-glue-point="7" draw:end-shape="id5" svg:d="M8547 11595h918v2453h917" svg:viewBox="0 0 1836 2454">
          <text:p/>
        </draw:connector>
        <draw:connector draw:style-name="gr13" draw:text-style-name="P2" draw:layer="layout" draw:line-skew="-3.191cm" svg:x1="3.799cm" svg:y1="3.698cm" svg:x2="2.389cm" svg:y2="11.616cm" draw:start-shape="id10" draw:start-glue-point="2" draw:end-shape="id21" draw:end-glue-point="3" svg:d="M3799 3698v477h-1963v7441h553" svg:viewBox="0 0 1964 7919">
          <text:p/>
        </draw:connector>
        <draw:custom-shape draw:style-name="gr14" draw:text-style-name="P1" xml:id="id23" draw:id="id23" draw:layer="layout" svg:width="2.732cm" svg:height="1.016cm" svg:x="19.599cm" svg:y="8.846cm">
          <text:p text:style-name="P2"><text:span text:style-name="T1">Lateral Distance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svg:x1="13.634cm" svg:y1="7.82cm" svg:x2="19.6cm" svg:y2="9.354cm" draw:start-shape="id14" draw:start-glue-point="1" draw:end-shape="id23" draw:end-glue-point="10" svg:d="M13634 7820h2982v1534h2984" svg:viewBox="0 0 5967 1535">
          <text:p/>
        </draw:connector>
        <draw:connector draw:style-name="gr10" draw:text-style-name="P4" draw:layer="layout" draw:type="line" svg:x1="13.635cm" svg:y1="9.32cm" svg:x2="19.6cm" svg:y2="9.354cm" draw:start-shape="id19" draw:start-glue-point="1" draw:end-shape="id23" draw:end-glue-point="10" svg:d="M13635 9320l5965 34" svg:viewBox="0 0 5966 35">
          <text:p/>
        </draw:connector>
        <draw:connector draw:style-name="gr10" draw:text-style-name="P4" draw:layer="layout" svg:x1="13.636cm" svg:y1="10.82cm" svg:x2="19.6cm" svg:y2="9.354cm" draw:start-shape="id20" draw:start-glue-point="1" draw:end-shape="id23" draw:end-glue-point="10" svg:d="M13636 10820h2981v-1466h2983" svg:viewBox="0 0 5965 1467">
          <text:p/>
        </draw:connector>
        <draw:connector draw:style-name="gr10" draw:text-style-name="P4" draw:layer="layout" draw:line-skew="1.593cm" svg:x1="22.331cm" svg:y1="9.354cm" svg:x2="22.892cm" svg:y2="12.648cm" draw:start-shape="id23" draw:start-glue-point="6" draw:end-shape="id15" draw:end-glue-point="1" svg:d="M22331 9354h2672v3294h-2111" svg:viewBox="0 0 2673 3295">
          <text:p/>
        </draw:connector>
        <draw:connector draw:style-name="gr10" draw:text-style-name="P4" draw:layer="layout" draw:line-skew="1.593cm" svg:x1="22.331cm" svg:y1="9.354cm" svg:x2="22.892cm" svg:y2="14.248cm" draw:start-shape="id23" draw:start-glue-point="6" draw:end-shape="id16" draw:end-glue-point="1" svg:d="M22331 9354h2672v4894h-2111" svg:viewBox="0 0 2673 4895">
          <text:p/>
        </draw:connector>
        <draw:connector draw:style-name="gr10" draw:text-style-name="P4" draw:layer="layout" draw:line-skew="1.593cm" svg:x1="22.331cm" svg:y1="9.354cm" svg:x2="22.892cm" svg:y2="15.948cm" draw:start-shape="id23" draw:start-glue-point="6" draw:end-shape="id17" draw:end-glue-point="1" svg:d="M22331 9354h2672v6594h-2111" svg:viewBox="0 0 2673 6595">
          <text:p/>
        </draw:connector>
        <draw:custom-shape draw:style-name="gr15" draw:text-style-name="P1" draw:layer="layout" svg:width="0.873cm" svg:height="0.789cm" svg:x="14.123cm" svg:y="7.45cm">
          <text:p text:style-name="P2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14.123cm" svg:y="8.95cm">
          <text:p text:style-name="P2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14.123cm" svg:y="10.45cm">
          <text:p text:style-name="P2"><text:span text:style-name="T1">C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667cm" svg:y="12.238cm">
          <text:p text:style-name="P2"><text:span text:style-name="T1">C1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667cm" svg:y="13.838cm">
          <text:p text:style-name="P2"><text:span text:style-name="T1">C2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73cm" svg:height="0.789cm" svg:x="23.667cm" svg:y="15.538cm">
          <text:p text:style-name="P2"><text:span text:style-name="T1">C3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xml:id="id25" draw:id="id25" draw:layer="layout" svg:width="3.61cm" svg:height="1.344cm" svg:x="19.282cm" svg:y="16.876cm">
          <text:p text:style-name="P2"><text:span text:style-name="T1">D&gt;=6000mm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3" draw:text-style-name="P2" draw:layer="layout" draw:line-skew="0cm 0.104cm" svg:x1="12.149cm" svg:y1="4.692cm" svg:x2="3.051cm" svg:y2="9.292cm" draw:start-shape="id12" draw:start-glue-point="1" draw:end-shape="id24" draw:end-glue-point="3" svg:d="M12149 4692h518v2404h-10134v2196h518" svg:viewBox="0 0 10135 4601">
          <text:p/>
        </draw:connector>
        <draw:custom-shape draw:style-name="gr7" draw:text-style-name="P1" xml:id="id24" draw:id="id24" draw:layer="layout" svg:width="2.099cm" svg:height="1.143cm" svg:x="3.05cm" svg:y="8.721cm">
          <text:p text:style-name="P2"><text:span text:style-name="T1">Pumping</text:span></text:p>
          <text:p text:style-name="P2"><text:span text:style-name="T1"><text:s/></text:span><text:span text:style-name="T1">Mains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10" draw:text-style-name="P4" draw:layer="layout" draw:type="line" svg:x1="5.15cm" svg:y1="9.292cm" svg:x2="6.199cm" svg:y2="9.353cm" draw:start-shape="id24" draw:start-glue-point="1" draw:end-shape="id13" draw:end-glue-point="10" svg:d="M5150 9292l1049 61" svg:viewBox="0 0 1050 62">
          <text:p/>
        </draw:connector>
        <draw:connector draw:style-name="gr10" draw:text-style-name="P4" draw:layer="layout" draw:type="line" svg:x1="17.593cm" svg:y1="14.926cm" svg:x2="19.282cm" svg:y2="17.548cm" draw:start-shape="id4" draw:start-glue-point="7" draw:end-shape="id25" draw:end-glue-point="3" svg:d="M17593 14926l1689 2622" svg:viewBox="0 0 1690 2623">
          <text:p/>
        </draw:connector>
        <draw:connector draw:style-name="gr10" draw:text-style-name="P4" draw:layer="layout" svg:x1="12.123cm" svg:y1="6.246cm" svg:x2="20.966cm" svg:y2="8.846cm" draw:start-shape="id18" draw:start-glue-point="1" draw:end-shape="id23" draw:end-glue-point="4" svg:d="M12123 6246h8843v2600" svg:viewBox="0 0 8844 2601">
          <text:p/>
        </draw:connector>
        <draw:custom-shape draw:style-name="gr15" draw:text-style-name="P1" draw:layer="layout" svg:width="0.873cm" svg:height="0.789cm" svg:x="14.123cm" svg:y="5.85cm">
          <text:p text:style-name="P2"><text:span text:style-name="T1">C4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line-skew="1.593cm" svg:x1="22.331cm" svg:y1="9.354cm" svg:x2="22.892cm" svg:y2="17.548cm" draw:start-shape="id23" draw:start-glue-point="6" draw:end-shape="id25" draw:end-glue-point="1" svg:d="M22331 9354h2672v8194h-2111" svg:viewBox="0 0 2673 8195">
          <text:p/>
        </draw:connector>
        <draw:custom-shape draw:style-name="gr15" draw:text-style-name="P1" draw:layer="layout" svg:width="0.873cm" svg:height="0.789cm" svg:x="23.648cm" svg:y="17.102cm">
          <text:p text:style-name="P2"><text:span text:style-name="T1">C4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4:49:55.581000000</meta:creation-date>
    <dc:date>2018-07-11T19:16:41.482000000</dc:date>
    <meta:editing-duration>PT1H4M18S</meta:editing-duration>
    <meta:editing-cycles>11</meta:editing-cycles>
    <meta:generator>LibreOffice/6.0.3.2$Windows_X86_64 LibreOffice_project/8f48d515416608e3a835360314dac7e47fd0b821</meta:generator>
    <meta:document-statistic meta:object-count="78"/>
  </office:meta>
</office:document-meta>
</file>